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xp</text:p>
          </table:table-cell>
        </table:table-row>
        <table:table-row table:style-name="ro1">
          <table:table-cell office:value-type="string" calcext:value-type="string">
            <text:p><text:a xlink:href="mailto:admin@yourstore.com" xlink:type="simple">admin@yourstore.com</text:a>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dmin@yourstore.co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<text:a xlink:href="mailto:admin@yourstore.com" xlink:type="simple">admin@yourstore.com</text:a>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admin@yourstore.com</text:p>
          </table:table-cell>
          <table:table-cell office:value-type="string" calcext:value-type="string">
            <text:p>adminners</text:p>
          </table:table-cell>
          <table:table-cell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5:38:24.339146216</meta:creation-date>
    <dc:date>2020-11-18T15:40:44.276866108</dc:date>
    <meta:editing-duration>PT2M25S</meta:editing-duration>
    <meta:editing-cycles>1</meta:editing-cycles>
    <meta:document-statistic meta:table-count="1" meta:cell-count="15" meta:object-count="0"/>
    <meta:generator>LibreOffice/6.4.6.2$Linux_X86_64 LibreOffice_project/40$Build-2</meta:generator>
  </office:meta>
</office:document-meta>
</file>